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-25" calcext:value-type="float">
            <text:p>-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5" calcext:value-type="float">
            <text:p>-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Curc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[.$B$1]*[.A7]+[.$B$2]*[.B7]+[.$B$3];0)" office:value-type="float" office:value="5" calcext:value-type="float">
            <text:p>5</text:p>
          </table:table-cell>
          <table:table-cell table:formula="of:=MAX([.$B$1]*[.B7]+[.$B$2]*[.A7]+[.$B$3];0)" office:value-type="float" office:value="5" calcext:value-type="float">
            <text:p>5</text:p>
          </table:table-cell>
          <table:table-cell/>
          <table:table-cell table:formula="of:=[.C7]+[.D7]" office:value-type="float" office:value="10" calcext:value-type="float">
            <text:p>10</text:p>
          </table:table-cell>
          <table:table-cell table:number-columns-repeated="2"/>
          <table:table-cell table:formula="of:=MAX(0;[.A7]-[.B7])+MAX(0;[.B7]-[.A7])" office:value-type="float" office:value="0" calcext:value-type="float">
            <text:p>0</text:p>
          </table:table-cell>
          <table:table-cell table:formula="of:=MAX([.A7]+[.B7]-1;0)" office:value-type="float" office:value="0" calcext:value-type="float">
            <text:p>0</text:p>
          </table:table-cell>
          <table:table-cell table:formula="of:=MAX(0; 3*[.A7]-[.B7]+2-3)+MAX(0;3*[.B7]-[.A7]+2-3)-2*[.I7]" office:value-type="float" office:value="0" calcext:value-type="float">
            <text:p>0</text:p>
          </table:table-cell>
          <table:table-cell table:formula="of:=2-MAX(0;-3*[.A7]+[.B7]+1)-MAX(0;[.A7]-3*[.B7]+1)" office:value-type="float" office:value="0" calcext:value-type="float">
            <text:p>0</text:p>
          </table:table-cell>
          <table:table-cell table:style-name="ce1" table:formula="of:=MAX(0; -[.A7]-[.B7]+1)+MAX(0;[.A7])+MAX(0;[.B7]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$B$1]*[.A8]+[.$B$2]*[.B8]+[.$B$3];0)" office:value-type="float" office:value="0" calcext:value-type="float">
            <text:p>0</text:p>
          </table:table-cell>
          <table:table-cell table:formula="of:=MAX([.$B$1]*[.B8]+[.$B$2]*[.A8]+[.$B$3];0)" office:value-type="float" office:value="0" calcext:value-type="float">
            <text:p>0</text:p>
          </table:table-cell>
          <table:table-cell/>
          <table:table-cell table:formula="of:=[.C8]+[.D8]" office:value-type="float" office:value="0" calcext:value-type="float">
            <text:p>0</text:p>
          </table:table-cell>
          <table:table-cell table:number-columns-repeated="2"/>
          <table:table-cell table:formula="of:=MAX(0;[.A8]-[.B8])+MAX(0;[.B8]-[.A8])" office:value-type="float" office:value="1" calcext:value-type="float">
            <text:p>1</text:p>
          </table:table-cell>
          <table:table-cell table:formula="of:=MAX([.A8]+[.B8]-1;0)" office:value-type="float" office:value="0" calcext:value-type="float">
            <text:p>0</text:p>
          </table:table-cell>
          <table:table-cell table:formula="of:=MAX(0; 3*[.A8]-[.B8]+2-3)+MAX(0;3*[.B8]-[.A8]+2-3)-2*[.I8]" office:value-type="float" office:value="0" calcext:value-type="float">
            <text:p>0</text:p>
          </table:table-cell>
          <table:table-cell table:formula="of:=2-MAX(0;-3*[.A8]+[.B8]+1)-MAX(0;[.A8]-3*[.B8]+1)" office:value-type="float" office:value="0" calcext:value-type="float">
            <text:p>0</text:p>
          </table:table-cell>
          <table:table-cell table:style-name="ce1" table:formula="of:=MAX(0; -[.A8]-[.B8]+1)+MAX(0;[.A8])+MAX(0;[.B8]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$B$1]*[.A9]+[.$B$2]*[.B9]+[.$B$3];0)" office:value-type="float" office:value="0" calcext:value-type="float">
            <text:p>0</text:p>
          </table:table-cell>
          <table:table-cell table:formula="of:=MAX([.$B$1]*[.B9]+[.$B$2]*[.A9]+[.$B$3];0)" office:value-type="float" office:value="0" calcext:value-type="float">
            <text:p>0</text:p>
          </table:table-cell>
          <table:table-cell/>
          <table:table-cell table:formula="of:=[.C9]+[.D9]" office:value-type="float" office:value="0" calcext:value-type="float">
            <text:p>0</text:p>
          </table:table-cell>
          <table:table-cell table:number-columns-repeated="2"/>
          <table:table-cell table:formula="of:=MAX(0;[.A9]-[.B9])+MAX(0;[.B9]-[.A9])" office:value-type="float" office:value="1" calcext:value-type="float">
            <text:p>1</text:p>
          </table:table-cell>
          <table:table-cell table:formula="of:=MAX([.A9]+[.B9]-1;0)" office:value-type="float" office:value="0" calcext:value-type="float">
            <text:p>0</text:p>
          </table:table-cell>
          <table:table-cell table:formula="of:=MAX(0; 3*[.A9]-[.B9]+2-3)+MAX(0;3*[.B9]-[.A9]+2-3)-2*[.I9]" office:value-type="float" office:value="0" calcext:value-type="float">
            <text:p>0</text:p>
          </table:table-cell>
          <table:table-cell table:formula="of:=2-MAX(0;-3*[.A9]+[.B9]+1)-MAX(0;[.A9]-3*[.B9]+1)" office:value-type="float" office:value="0" calcext:value-type="float">
            <text:p>0</text:p>
          </table:table-cell>
          <table:table-cell table:style-name="ce1" table:formula="of:=MAX(0; -[.A9]-[.B9]+1)+MAX(0;[.A9])+MAX(0;[.B9])-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AX([.$B$1]*[.A10]+[.$B$2]*[.B10]+[.$B$3];0)" office:value-type="float" office:value="0" calcext:value-type="float">
            <text:p>0</text:p>
          </table:table-cell>
          <table:table-cell table:formula="of:=MAX([.$B$1]*[.B10]+[.$B$2]*[.A10]+[.$B$3];0)" office:value-type="float" office:value="0" calcext:value-type="float">
            <text:p>0</text:p>
          </table:table-cell>
          <table:table-cell/>
          <table:table-cell table:formula="of:=[.C10]+[.D10]" office:value-type="float" office:value="0" calcext:value-type="float">
            <text:p>0</text:p>
          </table:table-cell>
          <table:table-cell table:number-columns-repeated="2"/>
          <table:table-cell table:formula="of:=MAX(0;[.A10]-[.B10])+MAX(0;[.B10]-[.A10])" office:value-type="float" office:value="0" calcext:value-type="float">
            <text:p>0</text:p>
          </table:table-cell>
          <table:table-cell table:formula="of:=MAX([.A10]+[.B10]-1;0)" office:value-type="float" office:value="1" calcext:value-type="float">
            <text:p>1</text:p>
          </table:table-cell>
          <table:table-cell table:formula="of:=MAX(0; 3*[.A10]-[.B10]+2-3)+MAX(0;3*[.B10]-[.A10]+2-3)-2*[.I10]" office:value-type="float" office:value="2" calcext:value-type="float">
            <text:p>2</text:p>
          </table:table-cell>
          <table:table-cell table:formula="of:=2-MAX(0;-3*[.A10]+[.B10]+1)-MAX(0;[.A10]-3*[.B10]+1)" office:value-type="float" office:value="2" calcext:value-type="float">
            <text:p>2</text:p>
          </table:table-cell>
          <table:table-cell table:style-name="ce1" table:formula="of:=MAX(0; -[.A10]-[.B10]+1)+MAX(0;[.A10])+MAX(0;[.B10])-1"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6"/>
          <table:table-cell table:formula="of:=0.75*0.25" office:value-type="float" office:value="0.1875" calcext:value-type="float">
            <text:p>0.187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0.25*0.25" office:value-type="float" office:value="0.0625" calcext:value-type="float">
            <text:p>0.062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/>
          <table:table-cell table:formula="of:=[.A20]*[.$A$29]+[.B20]*[.$B$29]+[.C20]*[.C29]" office:value-type="float" office:value="1.115625" calcext:value-type="float">
            <text:p>1.115625</text:p>
          </table:table-cell>
          <table:table-cell/>
          <table:table-cell table:formula="of:=[.E20]+[.$E$29]" office:value-type="float" office:value="0.115625" calcext:value-type="float">
            <text:p>0.1156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]*[.$A$29]+[.B21]*[.$B$29]+[.C21]*[.C30]" office:value-type="float" office:value="1.18125" calcext:value-type="float">
            <text:p>1.18125</text:p>
          </table:table-cell>
          <table:table-cell/>
          <table:table-cell table:formula="of:=[.E21]+[.$E$29]" office:value-type="float" office:value="0.18125" calcext:value-type="float">
            <text:p>0.181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2]*[.$A$29]+[.B22]*[.$B$29]+[.C22]*[.C31]" office:value-type="float" office:value="1.18125" calcext:value-type="float">
            <text:p>1.18125</text:p>
          </table:table-cell>
          <table:table-cell/>
          <table:table-cell table:formula="of:=[.E22]+[.$E$29]" office:value-type="float" office:value="0.18125" calcext:value-type="float">
            <text:p>0.181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3]*[.$A$29]+[.B23]*[.$B$29]+[.C23]*[.C32]" office:value-type="float" office:value="2.109375" calcext:value-type="float">
            <text:p>2.109375</text:p>
          </table:table-cell>
          <table:table-cell/>
          <table:table-cell table:formula="of:=[.E23]+[.$E$29]" office:value-type="float" office:value="1.109375" calcext:value-type="float">
            <text:p>1.10937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table:number-columns-repeated="10"/>
        </table:table-row>
        <table:table-row table:style-name="ro1">
          <table:table-cell table:formula="of:=0.75*0.75" office:value-type="float" office:value="0.5625" calcext:value-type="float">
            <text:p>0.5625</text:p>
          </table:table-cell>
          <table:table-cell table:formula="of:=0.75*0.25" office:value-type="float" office:value="0.1875" calcext:value-type="float">
            <text:p>0.1875</text:p>
          </table:table-cell>
          <table:table-cell table:formula="of:=0.2*25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[.A25]*[.A26]*[.A27]" office:value-type="float" office:value="0.0421875" calcext:value-type="float">
            <text:p>0.0421875</text:p>
          </table:table-cell>
          <table:table-cell table:formula="of:=[.B25]*[.B26]*[.B27]" office:value-type="float" office:value="-0.005625" calcext:value-type="float">
            <text:p>-0.005625</text:p>
          </table:table-cell>
          <table:table-cell table:formula="of:=[.C25]*[.C26]*[.C27]" office:value-type="float" office:value="0.075" calcext:value-type="float">
            <text:p>0.07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/>
        </table:table-row>
      </table:table>
      <table:table table:name="Deep Analysis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ector Min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string" calcext:value-type="string">
            <text:p>v0 resp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ctor Max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1 resp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max)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rsity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Remaining</text:p>
          </table:table-cell>
          <table:table-cell office:value-type="string" calcext:value-type="string">
            <text:p>Distribution of maxes</text:p>
          </table:table-cell>
          <table:table-cell table:number-columns-repeated="6"/>
          <table:table-cell office:value-type="string" calcext:value-type="string">
            <text:p>ReLU value</text:p>
          </table:table-cell>
          <table:table-cell table:number-columns-repeated="6"/>
          <table:table-cell office:value-type="string" calcext:value-type="string">
            <text:p>Expectation</text:p>
          </table:table-cell>
          <table:table-cell office:value-type="string" calcext:value-type="string">
            <text:p>Doubled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$B$4]-[.$A8]-[.$B8]" office:value-type="float" office:value="3" calcext:value-type="float">
            <text:p>3</text:p>
          </table:table-cell>
          <table:table-cell table:formula="of:=IF([.$D8]&gt;=[.E$7];  BINOM.DIST.RANGE([.$D8];[.$B$3];[.E$7];[.E$7]);0)" office:value-type="float" office:value="0.015625" calcext:value-type="float">
            <text:p>0.015625</text:p>
          </table:table-cell>
          <table:table-cell table:formula="of:=IF([.$D8]&gt;=[.F$7];  BINOM.DIST.RANGE([.$D8];[.$B$3];[.F$7];[.F$7]);0)" office:value-type="float" office:value="0.140625" calcext:value-type="float">
            <text:p>0.140625</text:p>
          </table:table-cell>
          <table:table-cell table:formula="of:=IF([.$D8]&gt;=[.G$7];  BINOM.DIST.RANGE([.$D8];[.$B$3];[.G$7];[.G$7]);0)" office:value-type="float" office:value="0.421875" calcext:value-type="float">
            <text:p>0.421875</text:p>
          </table:table-cell>
          <table:table-cell table:formula="of:=IF([.$D8]&gt;=[.H$7];  BINOM.DIST.RANGE([.$D8];[.$B$3];[.H$7];[.H$7]);0)" office:value-type="float" office:value="0.421875" calcext:value-type="float">
            <text:p>0.421875</text:p>
          </table:table-cell>
          <table:table-cell table:formula="of:=IF([.$D8]&gt;=[.I$7];  BINOM.DIST.RANGE([.$D8];[.$B$3];[.I$7];[.I$7]);0)" office:value-type="float" office:value="0" calcext:value-type="float">
            <text:p>0</text:p>
          </table:table-cell>
          <table:table-cell table:formula="of:=IF([.$D8]&gt;=[.J$7];  BINOM.DIST.RANGE([.$D8];[.$B$3];[.J$7];[.J$7]);0)" office:value-type="float" office:value="0" calcext:value-type="float">
            <text:p>0</text:p>
          </table:table-cell>
          <table:table-cell/>
          <table:table-cell table:formula="of:=IF([.$D8]&gt;=[.E$7]; MAX(0;[.$A8]*[.$F$1]+[.$B8]*[.$F$2]+[.$F$3]+[.L$7]*[.$B$2]+([.$D8]-[.L$7])*[.$B$1]); 0)" office:value-type="float" office:value="0" calcext:value-type="float">
            <text:p>0</text:p>
          </table:table-cell>
          <table:table-cell table:formula="of:=IF([.$D8]&gt;=[.F$7]; MAX(0;[.$A8]*[.$F$1]+[.$B8]*[.$F$2]+[.$F$3]+[.M$7]*[.$B$2]+([.$D8]-[.M$7])*[.$B$1]); 0)" office:value-type="float" office:value="0" calcext:value-type="float">
            <text:p>0</text:p>
          </table:table-cell>
          <table:table-cell table:formula="of:=IF([.$D8]&gt;=[.G$7]; MAX(0;[.$A8]*[.$F$1]+[.$B8]*[.$F$2]+[.$F$3]+[.N$7]*[.$B$2]+([.$D8]-[.N$7])*[.$B$1]); 0)" office:value-type="float" office:value="5" calcext:value-type="float">
            <text:p>5</text:p>
          </table:table-cell>
          <table:table-cell table:formula="of:=IF([.$D8]&gt;=[.H$7]; MAX(0;[.$A8]*[.$F$1]+[.$B8]*[.$F$2]+[.$F$3]+[.O$7]*[.$B$2]+([.$D8]-[.O$7])*[.$B$1]); 0)" office:value-type="float" office:value="40" calcext:value-type="float">
            <text:p>40</text:p>
          </table:table-cell>
          <table:table-cell table:formula="of:=IF([.$D8]&gt;=[.I$7]; MAX(0;[.$A8]*[.$F$1]+[.$B8]*[.$F$2]+[.$F$3]+[.P$7]*[.$B$2]+([.$D8]-[.P$7])*[.$B$1]); 0)" office:value-type="float" office:value="0" calcext:value-type="float">
            <text:p>0</text:p>
          </table:table-cell>
          <table:table-cell table:formula="of:=IF([.$D8]&gt;=[.J$7]; MAX(0;[.$A8]*[.$F$1]+[.$B8]*[.$F$2]+[.$F$3]+[.Q$7]*[.$B$2]+([.$D8]-[.Q$7])*[.$B$1]); 0)" office:value-type="float" office:value="0" calcext:value-type="float">
            <text:p>0</text:p>
          </table:table-cell>
          <table:table-cell/>
          <table:table-cell table:formula="of:=SUMPRODUCT([.E8:.J8];[.L8:.Q8])" office:value-type="float" office:value="18.984375" calcext:value-type="float">
            <text:p>18.984375</text:p>
          </table:table-cell>
          <table:table-cell table:formula="of:=[.S8]*2" office:value-type="float" office:value="37.96875" calcext:value-type="float">
            <text:p>37.9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4]-[.$A9]-[.$B9]" office:value-type="float" office:value="2" calcext:value-type="float">
            <text:p>2</text:p>
          </table:table-cell>
          <table:table-cell table:formula="of:=IF([.$D9]&gt;=[.E$7];  BINOM.DIST.RANGE([.$D9];[.$B$3];[.E$7];[.E$7]);0)" office:value-type="float" office:value="0.0625" calcext:value-type="float">
            <text:p>0.0625</text:p>
          </table:table-cell>
          <table:table-cell table:formula="of:=IF([.$D9]&gt;=[.F$7];  BINOM.DIST.RANGE([.$D9];[.$B$3];[.F$7];[.F$7]);0)" office:value-type="float" office:value="0.375" calcext:value-type="float">
            <text:p>0.375</text:p>
          </table:table-cell>
          <table:table-cell table:formula="of:=IF([.$D9]&gt;=[.G$7];  BINOM.DIST.RANGE([.$D9];[.$B$3];[.G$7];[.G$7]);0)" office:value-type="float" office:value="0.5625" calcext:value-type="float">
            <text:p>0.5625</text:p>
          </table:table-cell>
          <table:table-cell table:formula="of:=IF([.$D9]&gt;=[.H$7];  BINOM.DIST.RANGE([.$D9];[.$B$3];[.H$7];[.H$7]);0)" office:value-type="float" office:value="0" calcext:value-type="float">
            <text:p>0</text:p>
          </table:table-cell>
          <table:table-cell table:formula="of:=IF([.$D9]&gt;=[.I$7];  BINOM.DIST.RANGE([.$D9];[.$B$3];[.I$7];[.I$7]);0)" office:value-type="float" office:value="0" calcext:value-type="float">
            <text:p>0</text:p>
          </table:table-cell>
          <table:table-cell table:formula="of:=IF([.$D9]&gt;=[.J$7];  BINOM.DIST.RANGE([.$D9];[.$B$3];[.J$7];[.J$7]);0)" office:value-type="float" office:value="0" calcext:value-type="float">
            <text:p>0</text:p>
          </table:table-cell>
          <table:table-cell/>
          <table:table-cell table:formula="of:=IF([.$D9]&gt;=[.E$7]; MAX(0;[.$A9]*[.$F$1]+[.$B9]*[.$F$2]+[.$F$3]+[.L$7]*[.$B$2]+([.$D9]-[.L$7])*[.$B$1]); 0)" office:value-type="float" office:value="0" calcext:value-type="float">
            <text:p>0</text:p>
          </table:table-cell>
          <table:table-cell table:formula="of:=IF([.$D9]&gt;=[.F$7]; MAX(0;[.$A9]*[.$F$1]+[.$B9]*[.$F$2]+[.$F$3]+[.M$7]*[.$B$2]+([.$D9]-[.M$7])*[.$B$1]); 0)" office:value-type="float" office:value="5" calcext:value-type="float">
            <text:p>5</text:p>
          </table:table-cell>
          <table:table-cell table:formula="of:=IF([.$D9]&gt;=[.G$7]; MAX(0;[.$A9]*[.$F$1]+[.$B9]*[.$F$2]+[.$F$3]+[.N$7]*[.$B$2]+([.$D9]-[.N$7])*[.$B$1]); 0)" office:value-type="float" office:value="40" calcext:value-type="float">
            <text:p>40</text:p>
          </table:table-cell>
          <table:table-cell table:formula="of:=IF([.$D9]&gt;=[.H$7]; MAX(0;[.$A9]*[.$F$1]+[.$B9]*[.$F$2]+[.$F$3]+[.O$7]*[.$B$2]+([.$D9]-[.O$7])*[.$B$1]); 0)" office:value-type="float" office:value="0" calcext:value-type="float">
            <text:p>0</text:p>
          </table:table-cell>
          <table:table-cell table:formula="of:=IF([.$D9]&gt;=[.I$7]; MAX(0;[.$A9]*[.$F$1]+[.$B9]*[.$F$2]+[.$F$3]+[.P$7]*[.$B$2]+([.$D9]-[.P$7])*[.$B$1]); 0)" office:value-type="float" office:value="0" calcext:value-type="float">
            <text:p>0</text:p>
          </table:table-cell>
          <table:table-cell table:formula="of:=IF([.$D9]&gt;=[.J$7]; MAX(0;[.$A9]*[.$F$1]+[.$B9]*[.$F$2]+[.$F$3]+[.Q$7]*[.$B$2]+([.$D9]-[.Q$7])*[.$B$1]); 0)" office:value-type="float" office:value="0" calcext:value-type="float">
            <text:p>0</text:p>
          </table:table-cell>
          <table:table-cell/>
          <table:table-cell table:formula="of:=SUMPRODUCT([.E9:.J9];[.L9:.Q9])" office:value-type="float" office:value="24.375" calcext:value-type="float">
            <text:p>24.375</text:p>
          </table:table-cell>
          <table:table-cell table:formula="of:=[.S9]+[.S10]"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$4]-[.$A10]-[.$B10]" office:value-type="float" office:value="2" calcext:value-type="float">
            <text:p>2</text:p>
          </table:table-cell>
          <table:table-cell table:formula="of:=IF([.$D10]&gt;=[.E$7];  BINOM.DIST.RANGE([.$D10];[.$B$3];[.E$7];[.E$7]);0)" office:value-type="float" office:value="0.0625" calcext:value-type="float">
            <text:p>0.0625</text:p>
          </table:table-cell>
          <table:table-cell table:formula="of:=IF([.$D10]&gt;=[.F$7];  BINOM.DIST.RANGE([.$D10];[.$B$3];[.F$7];[.F$7]);0)" office:value-type="float" office:value="0.375" calcext:value-type="float">
            <text:p>0.375</text:p>
          </table:table-cell>
          <table:table-cell table:formula="of:=IF([.$D10]&gt;=[.G$7];  BINOM.DIST.RANGE([.$D10];[.$B$3];[.G$7];[.G$7]);0)" office:value-type="float" office:value="0.5625" calcext:value-type="float">
            <text:p>0.5625</text:p>
          </table:table-cell>
          <table:table-cell table:formula="of:=IF([.$D10]&gt;=[.H$7];  BINOM.DIST.RANGE([.$D10];[.$B$3];[.H$7];[.H$7]);0)" office:value-type="float" office:value="0" calcext:value-type="float">
            <text:p>0</text:p>
          </table:table-cell>
          <table:table-cell table:formula="of:=IF([.$D10]&gt;=[.I$7];  BINOM.DIST.RANGE([.$D10];[.$B$3];[.I$7];[.I$7]);0)" office:value-type="float" office:value="0" calcext:value-type="float">
            <text:p>0</text:p>
          </table:table-cell>
          <table:table-cell table:formula="of:=IF([.$D10]&gt;=[.J$7];  BINOM.DIST.RANGE([.$D10];[.$B$3];[.J$7];[.J$7]);0)" office:value-type="float" office:value="0" calcext:value-type="float">
            <text:p>0</text:p>
          </table:table-cell>
          <table:table-cell/>
          <table:table-cell table:formula="of:=IF([.$D10]&gt;=[.E$7]; MAX(0;[.$A10]*[.$F$1]+[.$B10]*[.$F$2]+[.$F$3]+[.L$7]*[.$B$2]+([.$D10]-[.L$7])*[.$B$1]); 0)" office:value-type="float" office:value="0" calcext:value-type="float">
            <text:p>0</text:p>
          </table:table-cell>
          <table:table-cell table:formula="of:=IF([.$D10]&gt;=[.F$7]; MAX(0;[.$A10]*[.$F$1]+[.$B10]*[.$F$2]+[.$F$3]+[.M$7]*[.$B$2]+([.$D10]-[.M$7])*[.$B$1]); 0)" office:value-type="float" office:value="5" calcext:value-type="float">
            <text:p>5</text:p>
          </table:table-cell>
          <table:table-cell table:formula="of:=IF([.$D10]&gt;=[.G$7]; MAX(0;[.$A10]*[.$F$1]+[.$B10]*[.$F$2]+[.$F$3]+[.N$7]*[.$B$2]+([.$D10]-[.N$7])*[.$B$1]); 0)" office:value-type="float" office:value="40" calcext:value-type="float">
            <text:p>40</text:p>
          </table:table-cell>
          <table:table-cell table:formula="of:=IF([.$D10]&gt;=[.H$7]; MAX(0;[.$A10]*[.$F$1]+[.$B10]*[.$F$2]+[.$F$3]+[.O$7]*[.$B$2]+([.$D10]-[.O$7])*[.$B$1]); 0)" office:value-type="float" office:value="0" calcext:value-type="float">
            <text:p>0</text:p>
          </table:table-cell>
          <table:table-cell table:formula="of:=IF([.$D10]&gt;=[.I$7]; MAX(0;[.$A10]*[.$F$1]+[.$B10]*[.$F$2]+[.$F$3]+[.P$7]*[.$B$2]+([.$D10]-[.P$7])*[.$B$1]); 0)" office:value-type="float" office:value="0" calcext:value-type="float">
            <text:p>0</text:p>
          </table:table-cell>
          <table:table-cell table:formula="of:=IF([.$D10]&gt;=[.J$7]; MAX(0;[.$A10]*[.$F$1]+[.$B10]*[.$F$2]+[.$F$3]+[.Q$7]*[.$B$2]+([.$D10]-[.Q$7])*[.$B$1]); 0)" office:value-type="float" office:value="0" calcext:value-type="float">
            <text:p>0</text:p>
          </table:table-cell>
          <table:table-cell/>
          <table:table-cell table:formula="of:=SUMPRODUCT([.E10:.J10];[.L10:.Q10])" office:value-type="float" office:value="24.375" calcext:value-type="float">
            <text:p>24.375</text:p>
          </table:table-cell>
          <table:table-cell table:formula="of:=[.T9]" office:value-type="float" office:value="48.75" calcext:value-type="float">
            <text:p>48.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[.$B$4]-[.$A11]-[.$B11]" office:value-type="float" office:value="1" calcext:value-type="float">
            <text:p>1</text:p>
          </table:table-cell>
          <table:table-cell table:formula="of:=IF([.$D11]&gt;=[.E$7];  BINOM.DIST.RANGE([.$D11];[.$B$3];[.E$7];[.E$7]);0)" office:value-type="float" office:value="0.25" calcext:value-type="float">
            <text:p>0.25</text:p>
          </table:table-cell>
          <table:table-cell table:formula="of:=IF([.$D11]&gt;=[.F$7];  BINOM.DIST.RANGE([.$D11];[.$B$3];[.F$7];[.F$7]);0)" office:value-type="float" office:value="0.75" calcext:value-type="float">
            <text:p>0.75</text:p>
          </table:table-cell>
          <table:table-cell table:formula="of:=IF([.$D11]&gt;=[.G$7];  BINOM.DIST.RANGE([.$D11];[.$B$3];[.G$7];[.G$7]);0)" office:value-type="float" office:value="0" calcext:value-type="float">
            <text:p>0</text:p>
          </table:table-cell>
          <table:table-cell table:formula="of:=IF([.$D11]&gt;=[.H$7];  BINOM.DIST.RANGE([.$D11];[.$B$3];[.H$7];[.H$7]);0)" office:value-type="float" office:value="0" calcext:value-type="float">
            <text:p>0</text:p>
          </table:table-cell>
          <table:table-cell table:formula="of:=IF([.$D11]&gt;=[.I$7];  BINOM.DIST.RANGE([.$D11];[.$B$3];[.I$7];[.I$7]);0)" office:value-type="float" office:value="0" calcext:value-type="float">
            <text:p>0</text:p>
          </table:table-cell>
          <table:table-cell table:formula="of:=IF([.$D11]&gt;=[.J$7];  BINOM.DIST.RANGE([.$D11];[.$B$3];[.J$7];[.J$7]);0)" office:value-type="float" office:value="0" calcext:value-type="float">
            <text:p>0</text:p>
          </table:table-cell>
          <table:table-cell/>
          <table:table-cell table:formula="of:=IF([.$D11]&gt;=[.E$7]; MAX(0;[.$A11]*[.$F$1]+[.$B11]*[.$F$2]+[.$F$3]+[.L$7]*[.$B$2]+([.$D11]-[.L$7])*[.$B$1]); 0)" office:value-type="float" office:value="5" calcext:value-type="float">
            <text:p>5</text:p>
          </table:table-cell>
          <table:table-cell table:formula="of:=IF([.$D11]&gt;=[.F$7]; MAX(0;[.$A11]*[.$F$1]+[.$B11]*[.$F$2]+[.$F$3]+[.M$7]*[.$B$2]+([.$D11]-[.M$7])*[.$B$1]); 0)" office:value-type="float" office:value="40" calcext:value-type="float">
            <text:p>40</text:p>
          </table:table-cell>
          <table:table-cell table:formula="of:=IF([.$D11]&gt;=[.G$7]; MAX(0;[.$A11]*[.$F$1]+[.$B11]*[.$F$2]+[.$F$3]+[.N$7]*[.$B$2]+([.$D11]-[.N$7])*[.$B$1]); 0)" office:value-type="float" office:value="0" calcext:value-type="float">
            <text:p>0</text:p>
          </table:table-cell>
          <table:table-cell table:formula="of:=IF([.$D11]&gt;=[.H$7]; MAX(0;[.$A11]*[.$F$1]+[.$B11]*[.$F$2]+[.$F$3]+[.O$7]*[.$B$2]+([.$D11]-[.O$7])*[.$B$1]); 0)" office:value-type="float" office:value="0" calcext:value-type="float">
            <text:p>0</text:p>
          </table:table-cell>
          <table:table-cell table:formula="of:=IF([.$D11]&gt;=[.I$7]; MAX(0;[.$A11]*[.$F$1]+[.$B11]*[.$F$2]+[.$F$3]+[.P$7]*[.$B$2]+([.$D11]-[.P$7])*[.$B$1]); 0)" office:value-type="float" office:value="0" calcext:value-type="float">
            <text:p>0</text:p>
          </table:table-cell>
          <table:table-cell table:formula="of:=IF([.$D11]&gt;=[.J$7]; MAX(0;[.$A11]*[.$F$1]+[.$B11]*[.$F$2]+[.$F$3]+[.Q$7]*[.$B$2]+([.$D11]-[.Q$7])*[.$B$1]); 0)" office:value-type="float" office:value="0" calcext:value-type="float">
            <text:p>0</text:p>
          </table:table-cell>
          <table:table-cell/>
          <table:table-cell table:formula="of:=SUMPRODUCT([.E11:.J11];[.L11:.Q11])" office:value-type="float" office:value="31.25" calcext:value-type="float">
            <text:p>31.25</text:p>
          </table:table-cell>
          <table:table-cell table:formula="of:=[.S11]*2" office:value-type="float" office:value="62.5" calcext:value-type="float">
            <text:p>62.5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ector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10,10</text:p>
          </table:table-cell>
          <table:table-cell office:value-type="string" calcext:value-type="string">
            <text:p>10,-25</text:p>
          </table:table-cell>
          <table:table-cell office:value-type="string" calcext:value-type="string">
            <text:p>-25,-2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float" office:value="37.96875" calcext:value-type="float">
            <text:p>37.96875</text:p>
          </table:table-cell>
          <table:table-cell office:value-type="float" office:value="18.984375" calcext:value-type="float">
            <text:p>18.984375</text:p>
          </table:table-cell>
          <table:table-cell/>
          <table:table-cell table:formula="of:=SUMPRODUCT([.C18:.E18];[.$C$27:.$E$27])" office:value-type="float" office:value="10.8685546875" calcext:value-type="float">
            <text:p>10.86855468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.75" calcext:value-type="float">
            <text:p>48.75</text:p>
          </table:table-cell>
          <table:table-cell office:value-type="float" office:value="27.1875" calcext:value-type="float">
            <text:p>27.1875</text:p>
          </table:table-cell>
          <table:table-cell office:value-type="float" office:value="2.8125" calcext:value-type="float">
            <text:p>2.8125</text:p>
          </table:table-cell>
          <table:table-cell/>
          <table:table-cell table:formula="of:=SUMPRODUCT([.C19:.E19];[.$C$27:.$E$27])" office:value-type="float" office:value="13.173046875" calcext:value-type="float">
            <text:p>13.1730468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.75" calcext:value-type="float">
            <text:p>48.75</text:p>
          </table:table-cell>
          <table:table-cell office:value-type="float" office:value="27.1875" calcext:value-type="float">
            <text:p>27.1875</text:p>
          </table:table-cell>
          <table:table-cell office:value-type="float" office:value="2.8125" calcext:value-type="float">
            <text:p>2.8125</text:p>
          </table:table-cell>
          <table:table-cell/>
          <table:table-cell table:formula="of:=SUMPRODUCT([.C20:.E20];[.$C$27:.$E$27])" office:value-type="float" office:value="13.173046875" calcext:value-type="float">
            <text:p>13.1730468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C21:.E21];[.$C$27:.$E$27])" office:value-type="float" office:value="17.38125" calcext:value-type="float">
            <text:p>17.38125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Occurrence</text:p>
          </table:table-cell>
          <table:table-cell table:formula="of:=[.$B$3]*[.$B$3]" office:value-type="float" office:value="0.5625" calcext:value-type="float">
            <text:p>0.5625</text:p>
          </table:table-cell>
          <table:table-cell table:formula="of:=[.$B$3]*(1-[.$B$3])" office:value-type="float" office:value="0.1875" calcext:value-type="float">
            <text:p>0.1875</text:p>
          </table:table-cell>
          <table:table-cell table:formula="of:=(1-[.$B$3])*(1-[.$B$3])" office:value-type="float" office:value="0.0625" calcext:value-type="float">
            <text:p>0.06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float" office:value="0.5" calcext:value-type="float">
            <text:p>0.5</text:p>
          </table:table-cell>
          <table:table-cell office:value-type="float" office:value="-0.14" calcext:value-type="float">
            <text:p>-0.1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 table:formula="of:=[.C24]*[.C25]" office:value-type="float" office:value="0.28125" calcext:value-type="float">
            <text:p>0.28125</text:p>
          </table:table-cell>
          <table:table-cell table:formula="of:=[.D24]*[.D25]" office:value-type="float" office:value="-0.02625" calcext:value-type="float">
            <text:p>-0.02625</text:p>
          </table:table-cell>
          <table:table-cell table:formula="of:=[.E24]*[.E25]" office:value-type="float" office:value="0.0625" calcext:value-type="float">
            <text:p>0.062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2T15:15:38.181000000</meta:creation-date>
    <dc:date>2025-03-14T11:41:24.262000000</dc:date>
    <meta:editing-duration>PT12M40S</meta:editing-duration>
    <meta:editing-cycles>4</meta:editing-cycles>
    <meta:generator>LibreOffice/7.0.2.2$Windows_X86_64 LibreOffice_project/8349ace3c3162073abd90d81fd06dcfb6b36b994</meta:generator>
    <meta:document-statistic meta:table-count="2" meta:cell-count="223" meta:object-count="0"/>
  </office:meta>
</office:document-meta>
</file>